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9ec4d" officeooo:paragraph-rsid="0009ec4d" style:font-size-asian="31.5pt" style:font-size-complex="36pt"/>
    </style:style>
    <style:style style:name="P2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09ec4d" officeooo:paragraph-rsid="0009ec4d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0ba1dd" officeooo:paragraph-rsid="000ba1dd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36pt" fo:letter-spacing="normal" fo:font-style="normal" fo:font-weight="normal" officeooo:rsid="0009ec4d" officeooo:paragraph-rsid="0009ec4d" style:font-size-asian="31.5pt" style:font-weight-asian="normal" style:font-size-complex="36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36pt" fo:letter-spacing="normal" fo:font-style="normal" fo:font-weight="normal" officeooo:rsid="000ba1dd" officeooo:paragraph-rsid="000ba1dd" style:font-size-asian="31.5pt" style:font-weight-asian="normal" style:font-size-complex="3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zwy chłopów:</text:p>
      <text:p text:style-name="P2">Dobysław</text:p>
      <text:p text:style-name="P2">Ratomir</text:p>
      <text:p text:style-name="P2">Gojko<text:tab/></text:p>
      <text:p text:style-name="P2">Źitek</text:p>
      <text:p text:style-name="P2">Jasen</text:p>
      <text:p text:style-name="P2">Zelisław</text:p>
      <text:p text:style-name="P2">Borek</text:p>
      <text:p text:style-name="P2">Niszko</text:p>
      <text:p text:style-name="P2">Gorazd</text:p>
      <text:p text:style-name="P2">Jugosła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Nazwy Chłopek:</text:p>
      <text:p text:style-name="P2">Dobriana</text:p>
      <text:p text:style-name="P2">Rosta</text:p>
      <text:p text:style-name="P2">Ruza</text:p>
      <text:p text:style-name="P2">Jelena</text:p>
      <text:p text:style-name="P2">Waklawa</text:p>
      <text:p text:style-name="P2">Sweta</text:p>
      <text:p text:style-name="P2">Nadia</text:p>
      <text:p text:style-name="P2">Bela</text:p>
      <text:p text:style-name="P2"/>
      <text:p text:style-name="P2"/>
      <text:p text:style-name="P2"/>
      <text:p text:style-name="P2"/>
      <text:p text:style-name="P2"/>
      <text:p text:style-name="P4">Szlacheckie Rody:</text:p>
      <text:p text:style-name="P2">Von Uthaman</text:p>
      <text:p text:style-name="P2">Van Rooke</text:p>
      <text:p text:style-name="P3">Ver Galla</text:p>
      <text:p text:style-name="P3">De Roet</text:p>
      <text:p text:style-name="P3">Van Katea</text:p>
      <text:p text:style-name="P3">Ver Krake</text:p>
      <text:p text:style-name="P3">Van der Medaw</text:p>
      <text:p text:style-name="P3"><text:soft-page-break/></text:p>
      <text:p text:style-name="P3"/>
      <text:p text:style-name="P3"/>
      <text:p text:style-name="P3"/>
      <text:p text:style-name="P5">Nazwy Miast:</text:p>
      <text:p text:style-name="P3">Vertcliff</text:p>
      <text:p text:style-name="P3">Eriport</text:p>
      <text:p text:style-name="P3">Valmere</text:p>
      <text:p text:style-name="P3">Lochwell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1T16:47:55.248903534</meta:creation-date>
    <dc:date>2020-01-19T11:16:36.073605059</dc:date>
    <meta:editing-duration>PT19M14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2" meta:paragraph-count="33" meta:word-count="45" meta:character-count="263" meta:non-whitespace-character-count="250"/>
  </office:meta>
</office:document-meta>
</file>